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1cm" svg:x="6.5cm" svg:y="4cm">
          <text:p text:style-name="P1"><text:span text:style-name="T1">Escribir “Introduce </text:span></text:p>
          <text:p text:style-name="P1"><text:span text:style-name="T1">la cantida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6cm">
          <text:p text:style-name="P1"><text:span text:style-name="T1">Leer cantida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2cm">
          <text:p text:style-name="P3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4" draw:layer="layout" svg:x1="9.5cm" svg:y1="3cm" svg:x2="9.5cm" svg:y2="4cm">
          <text:p/>
        </draw:line>
        <draw:line draw:style-name="gr2" draw:text-style-name="P4" draw:layer="layout" svg:x1="9.5cm" svg:y1="5cm" svg:x2="9.5cm" svg:y2="6cm">
          <text:p/>
        </draw:line>
        <draw:custom-shape draw:style-name="gr1" draw:text-style-name="P2" draw:id="id1" draw:layer="layout" svg:width="3.5cm" svg:height="2cm" svg:x="7.5cm" svg:y="12cm">
          <text:p text:style-name="P3"><text:span text:style-name="T1">moneda ==</text:span></text:p>
          <text:p text:style-name="P3"><text:span text:style-name="T1">“</text:span><text:span text:style-name="T1">peseta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id="id4" draw:layer="layout" svg:width="1cm" svg:height="1cm" svg:x="9cm" svg:y="1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6cm" svg:height="1cm" svg:x="2cm" svg:y="17cm">
          <text:p text:style-name="P1"><text:span text:style-name="T1">Escribir “el resultado es”, </text:span></text:p>
          <text:p text:style-name="P1"><text:span text:style-name="T1">result, “peseta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4" draw:layer="layout" svg:x1="7.5cm" svg:y1="12.999cm" svg:x2="4.999cm" svg:y2="14cm" draw:start-shape="id1" draw:start-glue-point="5" draw:end-shape="id2" draw:end-glue-point="4" svg:d="m7500 12999h-2501v1001">
          <text:p/>
        </draw:connector>
        <draw:connector draw:style-name="gr2" draw:text-style-name="P4" draw:layer="layout" svg:x1="4.999cm" svg:y1="18cm" svg:x2="9cm" svg:y2="19.999cm" draw:start-shape="id3" draw:start-glue-point="8" draw:end-shape="id4" draw:end-glue-point="6" svg:d="m4999 18000v1999h4001">
          <text:p/>
        </draw:connector>
        <draw:custom-shape draw:style-name="gr1" draw:text-style-name="P2" draw:layer="layout" svg:width="4cm" svg:height="1cm" svg:x="7.5cm" svg:y="22cm">
          <text:p text:style-name="P3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4" draw:layer="layout" svg:x1="9.5cm" svg:y1="20.5cm" svg:x2="9.5cm" svg:y2="22cm">
          <text:p/>
        </draw:line>
        <draw:custom-shape draw:style-name="gr1" draw:text-style-name="P2" draw:id="id2" draw:layer="layout" svg:width="5cm" svg:height="1.5cm" svg:x="2.5cm" svg:y="14cm">
          <text:p text:style-name="P3"><text:span text:style-name="T1">result = cantidad * 16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1cm" svg:y1="12.999cm" svg:x2="13.999cm" svg:y2="14cm" draw:start-shape="id1" draw:start-glue-point="7" draw:end-shape="id5" draw:end-glue-point="4" svg:d="m11000 12999h2999v1001">
          <text:p/>
        </draw:connector>
        <draw:connector draw:style-name="gr2" draw:text-style-name="P4" draw:layer="layout" svg:x1="13.999cm" svg:y1="18cm" svg:x2="10cm" svg:y2="19.999cm" draw:start-shape="id6" draw:start-glue-point="8" draw:end-shape="id4" draw:end-glue-point="10" svg:d="m13999 18000v1999h-3999">
          <text:p/>
        </draw:connector>
        <draw:line draw:style-name="gr2" draw:text-style-name="P4" draw:layer="layout" svg:x1="9.251cm" svg:y1="11cm" svg:x2="9.251cm" svg:y2="12cm">
          <text:p/>
        </draw:line>
        <draw:custom-shape draw:style-name="gr1" draw:text-style-name="P2" draw:layer="layout" svg:width="6cm" svg:height="1cm" svg:x="6.5cm" svg:y="8cm">
          <text:p text:style-name="P1"><text:span text:style-name="T1">Escribir “Introduce </text:span></text:p>
          <text:p text:style-name="P1"><text:span text:style-name="T1">la moneda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10cm">
          <text:p text:style-name="P1"><text:span text:style-name="T1">Leer moned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4" draw:layer="layout" svg:x1="9.5cm" svg:y1="7cm" svg:x2="9.5cm" svg:y2="8cm">
          <text:p/>
        </draw:line>
        <draw:line draw:style-name="gr2" draw:text-style-name="P4" draw:layer="layout" svg:x1="9.5cm" svg:y1="9cm" svg:x2="9.5cm" svg:y2="10cm">
          <text:p/>
        </draw:line>
        <draw:line draw:style-name="gr2" draw:text-style-name="P4" draw:layer="layout" svg:x1="5cm" svg:y1="15.5cm" svg:x2="5cm" svg:y2="17cm">
          <text:p/>
        </draw:line>
        <draw:custom-shape draw:style-name="gr1" draw:text-style-name="P2" draw:id="id5" draw:layer="layout" svg:width="5cm" svg:height="1.5cm" svg:x="11.5cm" svg:y="14cm">
          <text:p text:style-name="P3"><text:span text:style-name="T1">result = cantidad / 16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6cm" svg:height="1cm" svg:x="11cm" svg:y="17cm">
          <text:p text:style-name="P1"><text:span text:style-name="T1">Escribir “el resultado es”, </text:span></text:p>
          <text:p text:style-name="P1"><text:span text:style-name="T1">result, “euro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4" draw:layer="layout" svg:x1="14cm" svg:y1="15.5cm" svg:x2="14cm" svg:y2="17cm">
          <text:p/>
        </draw:line>
        <draw:frame draw:style-name="gr4" draw:text-style-name="P5" draw:layer="layout" svg:width="2.5cm" svg:height="0.75cm" svg:x="6.5cm" svg:y="12.25cm">
          <draw:text-box>
            <text:p text:style-name="P5"><text:span text:style-name="T1">sí</text:span></text:p>
          </draw:text-box>
        </draw:frame>
        <draw:frame draw:style-name="gr4" draw:text-style-name="P5" draw:layer="layout" svg:width="2.5cm" svg:height="0.75cm" svg:x="11cm" svg:y="12.25cm">
          <draw:text-box>
            <text:p text:style-name="P5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09-29T09:26:44</dc:date>
    <meta:editing-cycles>1</meta:editing-cycles>
    <meta:editing-duration>PT9M19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6"/>
  </office:meta>
</office:document-meta>
</file>